
<file path=META-INF/manifest.xml><?xml version="1.0" encoding="utf-8"?>
<manifest:manifest xmlns:table="urn:oasis:names:tc:opendocument:xmlns:table:1.0" xmlns:fo="urn:oasis:names:tc:opendocument:xmlns:xsl-fo-compatible:1.0" xmlns:manifest="urn:oasis:names:tc:opendocument:xmlns:manifest:1.0" xmlns:presentation="urn:oasis:names:tc:opendocument:xmlns:presentation:1.0" xmlns:meta="urn:oasis:names:tc:opendocument:xmlns:meta:1.0" xmlns:style="urn:oasis:names:tc:opendocument:xmlns:style:1.0" xmlns:chart="urn:oasis:names:tc:opendocument:xmlns:chart:1.0" xmlns:draw="urn:oasis:names:tc:opendocument:xmlns:drawing:1.0" xmlns:text="urn:oasis:names:tc:opendocument:xmlns:text:1.0" xmlns:office="urn:oasis:names:tc:opendocument:xmlns:office:1.0" xmlns:svg="urn:oasis:names:tc:opendocument:xmlns:svg-compatible:1.0" xmlns:xlink="http://www.w3.org/1999/xlink">
  <manifest:file-entry manifest:media-type="application/vnd.oasis.opendocument.text" manifest:full-path="/"/>
  <manifest:file-entry manifest:media-type="text/xml" manifest:full-path="styles.xml"/>
  <manifest:file-entry manifest:media-type="text/xml" manifest:full-path="content.xml"/>
  <manifest:file-entry manifest:media-type="text/xml" manifest:full-path="meta.xml"/>
</manifest:manifest>
</file>

<file path=content.xml><?xml version="1.0" encoding="utf-8"?>
<office:document-content xmlns:table="urn:oasis:names:tc:opendocument:xmlns:table:1.0" xmlns:fo="urn:oasis:names:tc:opendocument:xmlns:xsl-fo-compatible:1.0" xmlns:manifest="urn:oasis:names:tc:opendocument:xmlns:manifest:1.0" xmlns:presentation="urn:oasis:names:tc:opendocument:xmlns:presentation:1.0" xmlns:meta="urn:oasis:names:tc:opendocument:xmlns:meta:1.0" xmlns:style="urn:oasis:names:tc:opendocument:xmlns:style:1.0" xmlns:chart="urn:oasis:names:tc:opendocument:xmlns:chart:1.0" xmlns:draw="urn:oasis:names:tc:opendocument:xmlns:drawing:1.0" xmlns:text="urn:oasis:names:tc:opendocument:xmlns:text:1.0" xmlns:office="urn:oasis:names:tc:opendocument:xmlns:office:1.0" xmlns:svg="urn:oasis:names:tc:opendocument:xmlns:svg-compatible:1.0" xmlns:xlink="http://www.w3.org/1999/xlink" office:version="1.2">
  <office:font-face-decls>
    <style:font-face svg:font-family="Arial" style:name="Arial"/>
    <style:font-face svg:font-family="Courier" style:name="Courier"/>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Chalkduster" style:name="Chalkduster"/>
    <style:font-face svg:font-family="Times New Roman" style:name="Times New Roman"/>
    <style:font-face svg:font-family="Times New Roman" style:name="Times New Roman"/>
    <style:font-face svg:font-family="Chalkduster" style:name="Chalkduster"/>
    <style:font-face svg:font-family="Arial" style:name="Arial"/>
    <style:font-face svg:font-family="Adobe Garamond Pro" style:name="Adobe Garamond Pro"/>
    <style:font-face svg:font-family="Courier" style:name="Courier"/>
    <style:font-face svg:font-family="Courier" style:name="Courier"/>
    <style:font-face svg:font-family="Courier" style:name="Courier"/>
    <style:font-face svg:font-family="Chalkduster" style:name="Chalkduster"/>
    <style:font-face svg:font-family="Times New Roman" style:name="Times New Roman"/>
    <style:font-face svg:font-family="Times New Roman" style:name="Times New Roman"/>
    <style:font-face svg:font-family="Chalkduster" style:name="Chalkduster"/>
    <style:font-face svg:font-family="Chalkduster" style:name="Chalkduster"/>
    <style:font-face svg:font-family="Chalkduster" style:name="Chalkduster"/>
    <style:font-face svg:font-family="Chalkduster" style:name="Chalkduster"/>
    <style:font-face svg:font-family="Chalkduster" style:name="Chalkduster"/>
    <style:font-face svg:font-family="Chalkduster" style:name="Chalkduster"/>
    <style:font-face svg:font-family="Chalkduster" style:name="Chalkduster"/>
    <style:font-face svg:font-family="Chalkduster" style:name="Chalkduster"/>
    <style:font-face svg:font-family="Chalkduster" style:name="Chalkduster"/>
    <style:font-face svg:font-family="Chalkduster" style:name="Chalkduster"/>
    <style:font-face svg:font-family="Chalkduster" style:name="Chalkduster"/>
    <style:font-face svg:font-family="Arial" style:name="Arial"/>
    <style:font-face svg:font-family="Adobe Garamond Pro" style:name="Adobe Garamond Pro"/>
  </office:font-face-decls>
  <office:automatic-styles>
    <style:style style:family="paragraph" style:name="Title" style:display-name="Title">
      <style:paragraph-properties fo:margin-right="0pt" style:line-spacing="4pt" fo:margin-top="0pt" fo:text-align="center" fo:orphans="0" fo:margin-left="0pt" fo:margin-bottom="6pt" fo:padding="0pt" fo:text-indent="0pt" fo:widows="1"/>
      <style:text-properties fo:color="#000000" style:font-name="Arial" fo:font-weight="bold" fo:text-transform="None" fo:font-size="18"/>
    </style:style>
    <style:style style:family="paragraph" style:name="Normal" style:display-name="Normal">
      <style:paragraph-properties fo:margin-right="0pt" style:line-spacing="2pt" fo:margin-top="0pt" fo:text-align="left" fo:orphans="0" fo:margin-left="0pt" fo:margin-bottom="0pt" fo:padding="0pt" fo:text-indent="0pt" fo:widows="1"/>
      <style:text-properties fo:color="#000000" style:font-name="Arial" fo:text-transform="None" fo:font-size="10"/>
    </style:style>
    <style:style style:family="paragraph" style:name="Heading1" style:display-name="Heading1">
      <style:paragraph-properties fo:margin-right="0pt" style:line-spacing="4pt" fo:margin-top="0pt" fo:text-align="left" fo:orphans="0" fo:margin-left="0pt" fo:margin-bottom="6pt" fo:padding="0pt" fo:text-indent="0pt" fo:widows="1"/>
      <style:text-properties fo:color="#000000" style:font-name="Arial" fo:font-weight="bold" fo:text-transform="None" fo:font-size="18"/>
    </style:style>
    <style:style style:family="paragraph" style:name="Sp1" style:display-name="Sp1">
      <style:paragraph-properties style:line-spacing="54.0pt"/>
    </style:style>
    <text:list-style style:name="MyList1" style:display-name="MyList1">
      <text:list-level-style-number style:num-suffix="" style:num-prefix="" text:level="1" style:num-format="1">
        <style:list-level-properties text:min-label-distance="0.15in" style:font-name="Chalkduster" text:min-label-width="0.25in"/>
      </text:list-level-style-number>
    </text:list-style>
    <style:style style:family="paragraph" style:name="Sp2" style:display-name="Sp2">
      <style:paragraph-properties style:line-spacing="36.0pt"/>
    </style:style>
    <text:list-style style:name="MyEnum1" style:display-name="MyEnum1">
      <text:list-level-style-number style:num-suffix=")" style:num-prefix="(" text:level="1" style:num-format="a">
        <style:list-level-properties text:min-label-distance="0.15in" style:font-name="Times New Roman" text:min-label-width="0.25in"/>
      </text:list-level-style-number>
    </text:list-style>
    <style:style style:family="paragraph" style:name="Sp3" style:display-name="Sp3">
      <style:paragraph-properties style:line-spacing="27.0pt"/>
    </style:style>
    <text:list-style style:name="CustomBulletTextList1" style:display-name="CustomBulletTextList1">
      <text:list-level-style-number style:num-suffix="" style:num-prefix="" text:level="1" style:num-format="1">
        <style:list-level-properties text:min-label-distance="0.15in" style:font-name="Times New Roman" text:min-label-width="100pt"/>
      </text:list-level-style-number>
    </text:list-style>
    <style:style style:family="paragraph" style:name="Sp4" style:display-name="Sp4">
      <style:paragraph-properties style:line-spacing="28.8pt"/>
    </style:style>
    <style:style style:family="paragraph" style:name="Sp5" style:display-name="Sp5">
      <style:paragraph-properties style:line-spacing="18.0pt"/>
    </style:style>
    <text:list-style style:name="OrderedList1" style:display-name="OrderedList1">
      <text:list-level-style-number style:num-suffix=":" style:num-prefix="" text:level="1" style:num-format="1">
        <style:list-level-properties text:min-label-distance="0.15in" style:font-name="Chalkduster" text:min-label-width="100ptpt"/>
      </text:list-level-style-number>
    </text:list-style>
    <style:style style:family="paragraph" style:name="Sp6" style:display-name="Sp6">
      <style:paragraph-properties style:line-spacing="10.8pt"/>
    </style:style>
    <text:list-style style:name="OrderedList2" style:display-name="OrderedList2">
      <text:list-level-style-number style:num-suffix=":" style:num-prefix="" text:level="1" style:num-format="a">
        <style:list-level-properties text:min-label-distance="0.15in" style:font-name="Chalkduster" text:min-label-width="100ptpt"/>
      </text:list-level-style-number>
    </text:list-style>
    <style:style style:family="paragraph" style:name="Sp7" style:display-name="Sp7">
      <style:paragraph-properties style:line-spacing="7.2pt"/>
    </style:style>
    <text:list-style style:name="OrderedList3" style:display-name="OrderedList3">
      <text:list-level-style-number style:num-suffix=":" style:num-prefix="" text:level="1" style:num-format="A">
        <style:list-level-properties text:min-label-distance="0.15in" style:font-name="Chalkduster" text:min-label-width="100ptpt"/>
      </text:list-level-style-number>
    </text:list-style>
    <style:style style:family="paragraph" style:name="Sp8" style:display-name="Sp8">
      <style:paragraph-properties style:line-spacing="18.0pt"/>
    </style:style>
    <text:list-style style:name="OrderedList4" style:display-name="OrderedList4">
      <text:list-level-style-number style:num-suffix=":" style:num-prefix="" text:level="1" style:num-format="i">
        <style:list-level-properties text:min-label-distance="0.15in" style:font-name="Chalkduster" text:min-label-width="100ptpt"/>
      </text:list-level-style-number>
    </text:list-style>
    <style:style style:family="paragraph" style:name="Sp9" style:display-name="Sp9">
      <style:paragraph-properties style:line-spacing="36.0pt"/>
    </style:style>
    <text:list-style style:name="OrderedList5" style:display-name="OrderedList5">
      <text:list-level-style-number style:num-suffix=":" style:num-prefix="" text:level="1" style:num-format="I">
        <style:list-level-properties text:min-label-distance="0.15in" style:font-name="Chalkduster" text:min-label-width="100ptpt"/>
      </text:list-level-style-number>
    </text:list-style>
    <style:style style:family="paragraph" style:name="Sp10" style:display-name="Sp10">
      <style:paragraph-properties style:line-spacing="54.0pt"/>
    </style:style>
    <text:list-style style:name="OrderedList6" style:display-name="OrderedList6">
      <text:list-level-style-number style:num-suffix=":" style:num-prefix="" text:level="1" style:num-format="1">
        <style:list-level-properties text:min-label-distance="0.15in" style:font-name="Chalkduster" text:min-label-width="100ptpt"/>
      </text:list-level-style-number>
    </text:list-style>
    <style:style style:family="paragraph" style:name="Sp11" style:display-name="Sp11">
      <style:paragraph-properties style:line-spacing="18.0pt"/>
    </style:style>
    <text:list-style style:name="OrderedList7" style:display-name="OrderedList7">
      <text:list-level-style-number style:num-suffix=":" style:num-prefix="" text:level="1" style:num-format="1">
        <style:list-level-properties text:min-label-distance="0.15in" style:font-name="Chalkduster" text:min-label-width="100ptpt"/>
      </text:list-level-style-number>
    </text:list-style>
    <style:style style:family="paragraph" style:name="Sp12" style:display-name="Sp12">
      <style:paragraph-properties style:line-spacing="36.0pt"/>
    </style:style>
    <text:list-style style:name="OrderedList8" style:display-name="OrderedList8">
      <text:list-level-style-number style:num-suffix=":" style:num-prefix="" text:level="1" style:num-format="1">
        <style:list-level-properties text:min-label-distance="0.15in" style:font-name="Chalkduster" text:min-label-width="100ptpt"/>
      </text:list-level-style-number>
    </text:list-style>
    <style:style style:family="paragraph" style:name="Sp13" style:display-name="Sp13">
      <style:paragraph-properties style:line-spacing="3.6pt"/>
    </style:style>
    <text:list-style style:name="OrderedList9" style:display-name="OrderedList9">
      <text:list-level-style-number style:num-suffix=":" style:num-prefix="" text:level="1" style:num-format="1">
        <style:list-level-properties text:min-label-distance="0.15in" style:font-name="Chalkduster" text:min-label-width="100ptpt"/>
      </text:list-level-style-number>
    </text:list-style>
    <style:style style:family="paragraph" style:name="Sp14" style:display-name="Sp14">
      <style:paragraph-properties style:line-spacing="1.8pt"/>
    </style:style>
    <text:list-style style:name="OrderedList10" style:display-name="OrderedList10">
      <text:list-level-style-number style:num-suffix=":" style:num-prefix="" text:level="1" style:num-format="1">
        <style:list-level-properties text:min-label-distance="0.15in" style:font-name="Chalkduster" text:min-label-width="100ptpt"/>
      </text:list-level-style-number>
    </text:list-style>
    <style:style style:family="paragraph" style:name="Sp15" style:display-name="Sp15">
      <style:paragraph-properties style:line-spacing="18.0pt"/>
    </style:style>
    <text:list-style style:name="OrderedList11" style:display-name="OrderedList11">
      <text:list-level-style-number style:num-suffix=":" style:num-prefix="" text:level="1" style:num-format="1">
        <style:list-level-properties text:min-label-distance="0.15in" style:font-name="Chalkduster" text:min-label-width="100ptpt"/>
      </text:list-level-style-number>
    </text:list-style>
    <style:style style:family="paragraph" style:name="Sp16" style:display-name="Sp16">
      <style:paragraph-properties style:line-spacing="18.0pt"/>
    </style:style>
    <style:style style:family="paragraph" style:name="Sp17" style:display-name="Sp17">
      <style:paragraph-properties style:line-spacing="3.6pt"/>
    </style:style>
    <text:list-style style:name="OrdinalEnum1" style:display-name="OrdinalEnum1">
      <text:list-level-style-number style:num-suffix=":" style:num-prefix="" text:level="1" style:num-format="1">
        <style:list-level-properties text:min-label-distance="0.15in" style:font-name="Arial" text:min-label-width="100ptpt"/>
      </text:list-level-style-number>
    </text:list-style>
    <text:list-style style:name="Resolutions1" style:display-name="Resolutions1">
      <text:list-level-style-number style:num-suffix="" style:num-prefix="RESOLVED:" text:level="1" style:num-format="">
        <style:list-level-properties text:min-label-distance="0.15in" style:font-name="Adobe Garamond Pro" text:min-label-width="80pt"/>
      </text:list-level-style-number>
    </text:list-style>
  </office:automatic-styles>
  <office:body>
    <office:text text:use-soft-page-breaks="true">
      <text:p text:style-name="Title"><text:span text:style-name="T1"> </text:span><text:span text:style-name="T2">&lt;ul&gt;</text:span><text:span text:style-name="T3">, </text:span><text:span text:style-name="T4">&lt;ol&gt;</text:span><text:span text:style-name="T5">, and </text:span><text:span text:style-name="T6">&lt;li&gt;</text:span><text:span text:style-name="T7"> Tags Demo </text:span></text:p>
      <text:list text:style-name="None">
        <text:list-item text:start-value="1">
          <text:p text:style-name="Normal"><text:span text:style-name="T8">Welcome to RML 1</text:span></text:p>
        </text:list-item>
        <text:list-item>
          <text:list text:style-name="None">
            <text:list-item text:start-value="1">
              <text:p text:style-name="Normal"><text:span text:style-name="T9">unordered 1</text:span></text:p>
            </text:list-item>
            <text:list-item>
              <text:p text:style-name="Normal"><text:span text:style-name="T10">unordered 2</text:span></text:p>
            </text:list-item>
            <text:list-item>
              <text:list text:style-name="None">
                <text:list-item text:start-value="1">
                  <text:p text:style-name="Normal"><text:span text:style-name="T11">Unordered - another one</text:span></text:p>
                </text:list-item>
                <text:list-item>
                  <text:p text:style-name="Normal"><text:span text:style-name="T12">Unordered - another one</text:span></text:p>
                </text:list-item>
              </text:list>
            </text:list-item>
            <text:list-item>
              <text:p text:style-name="Normal"><text:span text:style-name="T13">unordered 3</text:span></text:p>
            </text:list-item>
            <text:list-item>
              <text:p text:style-name="Normal"><text:span text:style-name="T14">unordered 4</text:span></text:p>
            </text:list-item>
            <text:list-item>
              <text:p text:style-name="Normal"><text:span text:style-name="T15">unordered 5</text:span></text:p>
            </text:list-item>
            <text:list-item>
              <text:p text:style-name="Normal"><text:span text:style-name="T16">unordered 6</text:span></text:p>
            </text:list-item>
            <text:list-item>
              <text:p text:style-name="Normal"><text:span text:style-name="T17">unordered 3</text:span></text:p>
            </text:list-item>
            <text:list-item>
              <text:p text:style-name="Normal"><text:span text:style-name="T18">unordered 4</text:span></text:p>
            </text:list-item>
          </text:list>
        </text:list-item>
        <text:list-item>
          <text:p text:style-name="Normal"><text:span text:style-name="T19">Welcome to RML 2</text:span></text:p>
        </text:list-item>
        <text:list-item>
          <text:p text:style-name="Normal"><text:span text:style-name="T20">Welcome to RML 3</text:span></text:p>
        </text:list-item>
      </text:list>
      <text:p text:style-name="Sp1"/>
      <text:list text:style-name="None">
        <text:list-item text:start-value="1">
          <text:p text:style-name="Normal"><text:span text:style-name="T21">Item 1</text:span></text:p>
        </text:list-item>
        <text:list-item>
          <text:p text:style-name="Normal"><text:span text:style-name="T22">Item 2</text:span></text:p>
        </text:list-item>
      </text:list>
      <text:list text:style-name="MyList1">
        <text:list-item text:start-value="1">
          <text:p text:style-name="Normal"><text:span text:style-name="T23">One</text:span></text:p>
        </text:list-item>
        <text:list-item>
          <text:p text:style-name="Normal"><text:span text:style-name="T24">Two</text:span></text:p>
        </text:list-item>
        <text:list-item>
          <text:p text:style-name="Normal"><text:span text:style-name="T25">Three</text:span></text:p>
        </text:list-item>
      </text:list>
      <text:p text:style-name="Sp2"/>
      <text:list text:style-name="MyEnum1">
        <text:list-item text:start-value="1">
          <text:p text:style-name="Normal"><text:span text:style-name="T26">One</text:span></text:p>
        </text:list-item>
        <text:list-item>
          <text:p text:style-name="Normal"><text:span text:style-name="T27">Two</text:span></text:p>
        </text:list-item>
        <text:list-item>
          <text:p text:style-name="Normal"><text:span text:style-name="T28">Three</text:span></text:p>
        </text:list-item>
      </text:list>
      <text:p text:style-name="Sp3"/>
      <text:list text:style-name="CustomBulletTextList1">
        <text:list-item text:start-value="1">
          <text:p text:style-name="Normal"><text:span text:style-name="T29">One</text:span></text:p>
        </text:list-item>
        <text:list-item>
          <text:p text:style-name="Normal"><text:span text:style-name="T30">Two</text:span></text:p>
        </text:list-item>
        <text:list-item>
          <text:p text:style-name="Normal"><text:span text:style-name="T31">Three</text:span></text:p>
        </text:list-item>
      </text:list>
      <text:p text:style-name="Sp4"/>
      <text:p text:style-name="Heading1"><text:span text:style-name="T32">Ordered List Bullet Types</text:span></text:p>
      <text:p text:style-name="Sp5"/>
      <text:list text:style-name="OrderedList1">
        <text:list-item text:start-value="1">
          <text:p text:style-name="Normal"><text:span text:style-name="T33">One</text:span></text:p>
        </text:list-item>
        <text:list-item>
          <text:p text:style-name="Normal"><text:span text:style-name="T34">Two</text:span></text:p>
        </text:list-item>
        <text:list-item>
          <text:p text:style-name="Normal"><text:span text:style-name="T35">Three</text:span></text:p>
        </text:list-item>
      </text:list>
      <text:p text:style-name="Sp6"/>
      <text:list text:style-name="OrderedList2">
        <text:list-item text:start-value="1">
          <text:p text:style-name="Normal"><text:span text:style-name="T36">One</text:span></text:p>
        </text:list-item>
        <text:list-item>
          <text:p text:style-name="Normal"><text:span text:style-name="T37">Two</text:span></text:p>
        </text:list-item>
        <text:list-item>
          <text:p text:style-name="Normal"><text:span text:style-name="T38">Three</text:span></text:p>
        </text:list-item>
      </text:list>
      <text:p text:style-name="Sp7"/>
      <text:list text:style-name="OrderedList3">
        <text:list-item text:start-value="1">
          <text:p text:style-name="Normal"><text:span text:style-name="T39">One</text:span></text:p>
        </text:list-item>
        <text:list-item>
          <text:p text:style-name="Normal"><text:span text:style-name="T40">Two</text:span></text:p>
        </text:list-item>
        <text:list-item>
          <text:p text:style-name="Normal"><text:span text:style-name="T41">Three</text:span></text:p>
        </text:list-item>
      </text:list>
      <text:p text:style-name="Sp8"/>
      <text:list text:style-name="OrderedList4">
        <text:list-item text:start-value="1">
          <text:p text:style-name="Normal"><text:span text:style-name="T42">One</text:span></text:p>
        </text:list-item>
        <text:list-item>
          <text:p text:style-name="Normal"><text:span text:style-name="T43">Two</text:span></text:p>
        </text:list-item>
        <text:list-item>
          <text:p text:style-name="Normal"><text:span text:style-name="T44">Three</text:span></text:p>
        </text:list-item>
      </text:list>
      <text:p text:style-name="Sp9"/>
      <text:list text:style-name="OrderedList5">
        <text:list-item text:start-value="1">
          <text:p text:style-name="Normal"><text:span text:style-name="T45">One</text:span></text:p>
        </text:list-item>
        <text:list-item>
          <text:p text:style-name="Normal"><text:span text:style-name="T46">Two</text:span></text:p>
        </text:list-item>
        <text:list-item>
          <text:p text:style-name="Normal"><text:span text:style-name="T47">Three</text:span></text:p>
        </text:list-item>
      </text:list>
      <text:p text:style-name="Sp10"/>
      <text:list text:style-name="OrderedList6">
        <text:list-item text:start-value="1">
          <text:p text:style-name="Normal"><text:span text:style-name="T48">One</text:span></text:p>
        </text:list-item>
        <text:list-item>
          <text:p text:style-name="Normal"><text:span text:style-name="T49">Two</text:span></text:p>
        </text:list-item>
        <text:list-item>
          <text:p text:style-name="Normal"><text:span text:style-name="T50">Three</text:span></text:p>
        </text:list-item>
      </text:list>
      <text:p text:style-name="Sp11"/>
      <text:list text:style-name="OrderedList7">
        <text:list-item text:start-value="1">
          <text:p text:style-name="Normal"><text:span text:style-name="T51">One</text:span></text:p>
        </text:list-item>
        <text:list-item>
          <text:p text:style-name="Normal"><text:span text:style-name="T52">Two</text:span></text:p>
        </text:list-item>
        <text:list-item>
          <text:p text:style-name="Normal"><text:span text:style-name="T53">Three</text:span></text:p>
        </text:list-item>
      </text:list>
      <text:p text:style-name="Sp12"/>
      <text:list text:style-name="OrderedList8">
        <text:list-item text:start-value="1">
          <text:p text:style-name="Normal"><text:span text:style-name="T54">One</text:span></text:p>
        </text:list-item>
        <text:list-item>
          <text:p text:style-name="Normal"><text:span text:style-name="T55">Two</text:span></text:p>
        </text:list-item>
        <text:list-item>
          <text:p text:style-name="Normal"><text:span text:style-name="T56">Three</text:span></text:p>
        </text:list-item>
      </text:list>
      <text:p text:style-name="Sp13"/>
      <text:list text:style-name="OrderedList9">
        <text:list-item text:start-value="1">
          <text:p text:style-name="Normal"><text:span text:style-name="T57">One</text:span></text:p>
        </text:list-item>
        <text:list-item>
          <text:p text:style-name="Normal"><text:span text:style-name="T58">Two</text:span></text:p>
        </text:list-item>
        <text:list-item>
          <text:p text:style-name="Normal"><text:span text:style-name="T59">Three</text:span></text:p>
        </text:list-item>
      </text:list>
      <text:p text:style-name="Sp14"/>
      <text:list text:style-name="OrderedList10">
        <text:list-item text:start-value="1">
          <text:p text:style-name="Normal"><text:span text:style-name="T60">One</text:span></text:p>
        </text:list-item>
        <text:list-item>
          <text:p text:style-name="Normal"><text:span text:style-name="T61">Two</text:span></text:p>
        </text:list-item>
        <text:list-item>
          <text:p text:style-name="Normal"><text:span text:style-name="T62">Three</text:span></text:p>
        </text:list-item>
      </text:list>
      <text:p text:style-name="Sp15"/>
      <text:list text:style-name="OrderedList11">
        <text:list-item text:start-value="1">
          <text:p text:style-name="Normal"><text:span text:style-name="T63">One</text:span></text:p>
        </text:list-item>
        <text:list-item>
          <text:p text:style-name="Normal"><text:span text:style-name="T64">Two</text:span></text:p>
        </text:list-item>
        <text:list-item>
          <text:p text:style-name="Normal"><text:span text:style-name="T65">Three</text:span></text:p>
        </text:list-item>
      </text:list>
      <text:p text:style-name="Sp16"/>
      <text:p text:style-name="Normal"><text:span text:style-name="T66">Use style to set bullet type.</text:span></text:p>
      <text:p text:style-name="Sp17"/>
      <text:list text:style-name="OrdinalEnum1">
        <text:list-item text:start-value="1">
          <text:p text:style-name="Normal"><text:span text:style-name="T67">One</text:span></text:p>
        </text:list-item>
        <text:list-item>
          <text:p text:style-name="Normal"><text:span text:style-name="T68">Two</text:span></text:p>
        </text:list-item>
        <text:list-item>
          <text:p text:style-name="Normal"><text:span text:style-name="T69">Three</text:span></text:p>
        </text:list-item>
      </text:list>
      <text:list text:style-name="Resolutions1">
        <text:list-item text:start-value="1">
          <text:p text:style-name="Normal"><text:span text:style-name="T70">Lorem ipsum dolor sit amet, consectetur adipiscing elit. Mauris euismod congue quam, id accumsan neque feugiat ac. Praesent mauris enim, pretium ut arcu quis, mollis pretium magna. Vestibulum ante ipsum primis in faucibus orci luctus et ultrices posuere cubilia Curae; Aliquam pharetra mattis ornare. </text:span></text:p>
        </text:list-item>
        <text:list-item>
          <text:p text:style-name="Normal"><text:span text:style-name="T71">Curabitur dapibus id augue quis pretium. Suspendisse at libero suscipit, elementum orci non, egestas risus. Curabitur sem nisi, egestas non semper at, tempor eget nisi. Duis varius nisl nisl, nec tristique augue tincidunt et. Quisque interdum convallis elementum.</text:span></text:p>
        </text:list-item>
        <text:list-item>
          <text:p text:style-name="Normal"><text:span text:style-name="T72">Ut feugiat dui eu erat dapibus congue. Aliquam feugiat suscipit tellus, sollicitudin faucibus libero mattis ac. Sed ultrices diam at felis pretium, et vehicula arcu commodo. Maecenas fermentum ut elit ac dignissim. Cras sit amet turpis rutrum, ultricies urna eu, luctus ligula.</text:span></text:p>
        </text:list-item>
      </text:list>
    </office:text>
  </office:body>
</office:document-content>
</file>

<file path=styles.xml><?xml version="1.0" encoding="utf-8"?>
<office:document-styles xmlns:table="urn:oasis:names:tc:opendocument:xmlns:table:1.0" xmlns:fo="urn:oasis:names:tc:opendocument:xmlns:xsl-fo-compatible:1.0" xmlns:manifest="urn:oasis:names:tc:opendocument:xmlns:manifest:1.0" xmlns:presentation="urn:oasis:names:tc:opendocument:xmlns:presentation:1.0" xmlns:meta="urn:oasis:names:tc:opendocument:xmlns:meta:1.0" xmlns:style="urn:oasis:names:tc:opendocument:xmlns:style:1.0" xmlns:chart="urn:oasis:names:tc:opendocument:xmlns:chart:1.0" xmlns:draw="urn:oasis:names:tc:opendocument:xmlns:drawing:1.0" xmlns:text="urn:oasis:names:tc:opendocument:xmlns:text:1.0" xmlns:office="urn:oasis:names:tc:opendocument:xmlns:office:1.0" xmlns:svg="urn:oasis:names:tc:opendocument:xmlns:svg-compatible:1.0" xmlns:xlink="http://www.w3.org/1999/xlink" office:version="1.2">
  <office:font-face-decls>
    <style:font-face svg:font-family="Arial" style:name="Arial"/>
    <style:font-face svg:font-family="Courier" style:name="Courier"/>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Chalkduster" style:name="Chalkduster"/>
    <style:font-face svg:font-family="Times New Roman" style:name="Times New Roman"/>
    <style:font-face svg:font-family="Times New Roman" style:name="Times New Roman"/>
    <style:font-face svg:font-family="Chalkduster" style:name="Chalkduster"/>
    <style:font-face svg:font-family="Arial" style:name="Arial"/>
    <style:font-face svg:font-family="Adobe Garamond Pro" style:name="Adobe Garamond Pro"/>
    <style:font-face svg:font-family="Courier" style:name="Courier"/>
    <style:font-face svg:font-family="Courier" style:name="Courier"/>
    <style:font-face svg:font-family="Courier" style:name="Courier"/>
    <style:font-face svg:font-family="Chalkduster" style:name="Chalkduster"/>
    <style:font-face svg:font-family="Times New Roman" style:name="Times New Roman"/>
    <style:font-face svg:font-family="Times New Roman" style:name="Times New Roman"/>
    <style:font-face svg:font-family="Chalkduster" style:name="Chalkduster"/>
    <style:font-face svg:font-family="Chalkduster" style:name="Chalkduster"/>
    <style:font-face svg:font-family="Chalkduster" style:name="Chalkduster"/>
    <style:font-face svg:font-family="Chalkduster" style:name="Chalkduster"/>
    <style:font-face svg:font-family="Chalkduster" style:name="Chalkduster"/>
    <style:font-face svg:font-family="Chalkduster" style:name="Chalkduster"/>
    <style:font-face svg:font-family="Chalkduster" style:name="Chalkduster"/>
    <style:font-face svg:font-family="Chalkduster" style:name="Chalkduster"/>
    <style:font-face svg:font-family="Chalkduster" style:name="Chalkduster"/>
    <style:font-face svg:font-family="Chalkduster" style:name="Chalkduster"/>
    <style:font-face svg:font-family="Chalkduster" style:name="Chalkduster"/>
    <style:font-face svg:font-family="Arial" style:name="Arial"/>
    <style:font-face svg:font-family="Adobe Garamond Pro" style:name="Adobe Garamond Pro"/>
  </office:font-face-decls>
  <office:styles>
    <style:style style:family="text" style:name="T1" style:display-name="T1">
      <style:text-properties/>
    </style:style>
    <style:style style:family="text" style:name="T2" style:display-name="T2">
      <style:text-properties style:font-name="Courier"/>
    </style:style>
    <style:style style:family="text" style:name="T3" style:display-name="T3">
      <style:text-properties/>
    </style:style>
    <style:style style:family="text" style:name="T4" style:display-name="T4">
      <style:text-properties style:font-name="Courier"/>
    </style:style>
    <style:style style:family="text" style:name="T5" style:display-name="T5">
      <style:text-properties/>
    </style:style>
    <style:style style:family="text" style:name="T6" style:display-name="T6">
      <style:text-properties style:font-name="Courier"/>
    </style:style>
    <style:style style:family="text" style:name="T7" style:display-name="T7">
      <style:text-properties/>
    </style:style>
    <style:style style:family="text" style:name="T8" style:display-name="T8">
      <style:text-properties/>
    </style:style>
    <style:style style:family="text" style:name="T9" style:display-name="T9">
      <style:text-properties/>
    </style:style>
    <style:style style:family="text" style:name="T10" style:display-name="T10">
      <style:text-properties/>
    </style:style>
    <style:style style:family="text" style:name="T11" style:display-name="T11">
      <style:text-properties/>
    </style:style>
    <style:style style:family="text" style:name="T12" style:display-name="T12">
      <style:text-properties/>
    </style:style>
    <style:style style:family="text" style:name="T13" style:display-name="T13">
      <style:text-properties/>
    </style:style>
    <style:style style:family="text" style:name="T14" style:display-name="T14">
      <style:text-properties/>
    </style:style>
    <style:style style:family="text" style:name="T15" style:display-name="T15">
      <style:text-properties/>
    </style:style>
    <style:style style:family="text" style:name="T16" style:display-name="T16">
      <style:text-properties/>
    </style:style>
    <style:style style:family="text" style:name="T17" style:display-name="T17">
      <style:text-properties/>
    </style:style>
    <style:style style:family="text" style:name="T18" style:display-name="T18">
      <style:text-properties/>
    </style:style>
    <style:style style:family="text" style:name="T19" style:display-name="T19">
      <style:text-properties/>
    </style:style>
    <style:style style:family="text" style:name="T20" style:display-name="T20">
      <style:text-properties/>
    </style:style>
    <style:style style:family="text" style:name="T21" style:display-name="T21">
      <style:text-properties/>
    </style:style>
    <style:style style:family="text" style:name="T22" style:display-name="T22">
      <style:text-properties/>
    </style:style>
    <style:style style:family="text" style:name="T23" style:display-name="T23">
      <style:text-properties/>
    </style:style>
    <style:style style:family="text" style:name="T24" style:display-name="T24">
      <style:text-properties/>
    </style:style>
    <style:style style:family="text" style:name="T25" style:display-name="T25">
      <style:text-properties/>
    </style:style>
    <style:style style:family="text" style:name="T26" style:display-name="T26">
      <style:text-properties/>
    </style:style>
    <style:style style:family="text" style:name="T27" style:display-name="T27">
      <style:text-properties/>
    </style:style>
    <style:style style:family="text" style:name="T28" style:display-name="T28">
      <style:text-properties/>
    </style:style>
    <style:style style:family="text" style:name="T29" style:display-name="T29">
      <style:text-properties/>
    </style:style>
    <style:style style:family="text" style:name="T30" style:display-name="T30">
      <style:text-properties/>
    </style:style>
    <style:style style:family="text" style:name="T31" style:display-name="T31">
      <style:text-properties/>
    </style:style>
    <style:style style:family="text" style:name="T32" style:display-name="T32">
      <style:text-properties/>
    </style:style>
    <style:style style:family="text" style:name="T33" style:display-name="T33">
      <style:text-properties/>
    </style:style>
    <style:style style:family="text" style:name="T34" style:display-name="T34">
      <style:text-properties/>
    </style:style>
    <style:style style:family="text" style:name="T35" style:display-name="T35">
      <style:text-properties/>
    </style:style>
    <style:style style:family="text" style:name="T36" style:display-name="T36">
      <style:text-properties/>
    </style:style>
    <style:style style:family="text" style:name="T37" style:display-name="T37">
      <style:text-properties/>
    </style:style>
    <style:style style:family="text" style:name="T38" style:display-name="T38">
      <style:text-properties/>
    </style:style>
    <style:style style:family="text" style:name="T39" style:display-name="T39">
      <style:text-properties/>
    </style:style>
    <style:style style:family="text" style:name="T40" style:display-name="T40">
      <style:text-properties/>
    </style:style>
    <style:style style:family="text" style:name="T41" style:display-name="T41">
      <style:text-properties/>
    </style:style>
    <style:style style:family="text" style:name="T42" style:display-name="T42">
      <style:text-properties/>
    </style:style>
    <style:style style:family="text" style:name="T43" style:display-name="T43">
      <style:text-properties/>
    </style:style>
    <style:style style:family="text" style:name="T44" style:display-name="T44">
      <style:text-properties/>
    </style:style>
    <style:style style:family="text" style:name="T45" style:display-name="T45">
      <style:text-properties/>
    </style:style>
    <style:style style:family="text" style:name="T46" style:display-name="T46">
      <style:text-properties/>
    </style:style>
    <style:style style:family="text" style:name="T47" style:display-name="T47">
      <style:text-properties/>
    </style:style>
    <style:style style:family="text" style:name="T48" style:display-name="T48">
      <style:text-properties/>
    </style:style>
    <style:style style:family="text" style:name="T49" style:display-name="T49">
      <style:text-properties/>
    </style:style>
    <style:style style:family="text" style:name="T50" style:display-name="T50">
      <style:text-properties/>
    </style:style>
    <style:style style:family="text" style:name="T51" style:display-name="T51">
      <style:text-properties/>
    </style:style>
    <style:style style:family="text" style:name="T52" style:display-name="T52">
      <style:text-properties/>
    </style:style>
    <style:style style:family="text" style:name="T53" style:display-name="T53">
      <style:text-properties/>
    </style:style>
    <style:style style:family="text" style:name="T54" style:display-name="T54">
      <style:text-properties/>
    </style:style>
    <style:style style:family="text" style:name="T55" style:display-name="T55">
      <style:text-properties/>
    </style:style>
    <style:style style:family="text" style:name="T56" style:display-name="T56">
      <style:text-properties/>
    </style:style>
    <style:style style:family="text" style:name="T57" style:display-name="T57">
      <style:text-properties/>
    </style:style>
    <style:style style:family="text" style:name="T58" style:display-name="T58">
      <style:text-properties/>
    </style:style>
    <style:style style:family="text" style:name="T59" style:display-name="T59">
      <style:text-properties/>
    </style:style>
    <style:style style:family="text" style:name="T60" style:display-name="T60">
      <style:text-properties/>
    </style:style>
    <style:style style:family="text" style:name="T61" style:display-name="T61">
      <style:text-properties/>
    </style:style>
    <style:style style:family="text" style:name="T62" style:display-name="T62">
      <style:text-properties/>
    </style:style>
    <style:style style:family="text" style:name="T63" style:display-name="T63">
      <style:text-properties/>
    </style:style>
    <style:style style:family="text" style:name="T64" style:display-name="T64">
      <style:text-properties/>
    </style:style>
    <style:style style:family="text" style:name="T65" style:display-name="T65">
      <style:text-properties/>
    </style:style>
    <style:style style:family="text" style:name="T66" style:display-name="T66">
      <style:text-properties/>
    </style:style>
    <style:style style:family="text" style:name="T67" style:display-name="T67">
      <style:text-properties/>
    </style:style>
    <style:style style:family="text" style:name="T68" style:display-name="T68">
      <style:text-properties/>
    </style:style>
    <style:style style:family="text" style:name="T69" style:display-name="T69">
      <style:text-properties/>
    </style:style>
    <style:style style:family="text" style:name="T70" style:display-name="T70">
      <style:text-properties/>
    </style:style>
    <style:style style:family="text" style:name="T71" style:display-name="T71">
      <style:text-properties/>
    </style:style>
    <style:style style:family="text" style:name="T72" style:display-name="T72">
      <style:text-properties/>
    </style:style>
  </office:styles>
  <office:automatic-styles>
    <style:page-layout style:name="Mpm1">
      <style:page-layout-properties fo:margin-left="0pt" fo:margin-bottom="0pt" fo:margin-right="0pt" fo:margin-top="0pt"/>
    </style:page-layout>
  </office:automatic-styles>
  <office:master-styles>
    <style:master-page style:name="main" style:page-layout-name="Mpm1" style:display-name="main"/>
  </office:master-styles>
</office:document-styles>
</file>

<file path=meta.xml><?xml version="1.0" encoding="utf-8"?>
<office:document-meta xmlns:table="urn:oasis:names:tc:opendocument:xmlns:table:1.0" xmlns:fo="urn:oasis:names:tc:opendocument:xmlns:xsl-fo-compatible:1.0" xmlns:manifest="urn:oasis:names:tc:opendocument:xmlns:manifest:1.0" xmlns:presentation="urn:oasis:names:tc:opendocument:xmlns:presentation:1.0" xmlns:meta="urn:oasis:names:tc:opendocument:xmlns:meta:1.0" xmlns:style="urn:oasis:names:tc:opendocument:xmlns:style:1.0" xmlns:chart="urn:oasis:names:tc:opendocument:xmlns:chart:1.0" xmlns:draw="urn:oasis:names:tc:opendocument:xmlns:drawing:1.0" xmlns:text="urn:oasis:names:tc:opendocument:xmlns:text:1.0" xmlns:office="urn:oasis:names:tc:opendocument:xmlns:office:1.0" xmlns:svg="urn:oasis:names:tc:opendocument:xmlns:svg-compatible:1.0" xmlns:xlink="http://www.w3.org/1999/xlink" office:version="1.2">
  <office:meta>
    <meta:generator>ODFPY/1.3.5</meta:generator>
  </office:meta>
</office:document-meta>
</file>